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9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5</text:p>
      <text:p text:style-name="P2">Number of Sheets<text:tab/><text:tab/><text:tab/><text:tab/>2</text:p>
      <text:p text:style-name="P2">Fragment<text:tab/><text:tab/><text:tab/><text:tab/><text:tab/></text:p>
      <text:p text:style-name="P2">Pagination <text:tab/><text:tab/><text:tab/><text:tab/><text:tab/>N, except page 5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P. S. Rowland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For a funeral/</text:p>
      <text:p text:style-name="P4">My sympathies are aroused; not because the de-/-parture of an aged brother in faith can reasonably/ occasion mourning and lamentations, but because/ of the grief which his demise brings to creatures/ who are still my fellow-travellers on earth, and/ principally to a Jewess who has been repeatedly/ and sorely tried. <text:s/>Paltiel[?] S. Rowland outlived/ of <text:span text:style-name="T1">a</text:span><text:span text:style-name="T2"> very nigh a decade, the term allotted to mor-/-tals, and when the time arrived that he should be/ transfer[r]ed into regions, where the disembodied spi-/-rit alone has existence, the transition was pain-/-less and calm. <text:s/>To all appearances, the dying/ Israelite had no previous knowledge of the/ forthcoming separation. <text:s/>The passage from this to another world was instantaneous. <text:s/>He was therefore mer-/-cifully spared the agony of attending the thought of/ a terrestrial severance from the woman, whose/ companionship he had enjoyed for a long series/ of years. <text:s/>This consideration ought to afford the/ family who bore the deceased love, veritable/ comfort; but we can scarcely anticipate that/</text:span></text:p>
      <text:p text:style-name="P6"/>
      <text:p text:style-name="P6">[Page 2]</text:p>
      <text:p text:style-name="P6">the same reflection will now allay/ the sorrow of his aged wife. <text:s/>Nay; the ab-/-sence of her husband at the present time, natural-/-ly increases and intensifies the distress that recent/ afflictions have created. <text:s/>It is for my venerable/ friend, Mrs Rowland, that all who know her dis-/-position and character must feel pained. <text:s/>How/ she will miss the one, who shared with her the/ multifarious changes of a protracted life, none but/ the Lord who has moulded the human heart and/ counts its pulsations can perceive. <text:s/>She will, of ne-/-cessity, experience a sense of loneliness. <text:s/>But the/ Almighty Father never leaves His <text:soft-page-break/>creatures en-/-tirely destitute of blessings. <text:s/>"I wound but I heal," He/ has said by the lips of our sainted teacher and/ lawgiver, Moses; or to express it in the language of/ Israel's Sages, "He prepares the cure before the wound/ is inflicted". <text:s/>In this melancholy instance, the/ Beneficent Ruler has deigned so to act, through the/ seed of the woman, with whom we sympathise./ <text:s/>We discover a source of consolation in the ministration/ of grand daughters, affectionate and efficient,/</text:p>
      <text:p text:style-name="P6"/>
      <text:p text:style-name="P6">[Page 3]</text:p>
      <text:p text:style-name="P6">a ministration sweet and continuous, Providen-/-tially anticipated, because of the circumstance that hin-/-ders the constant discharge of filial obligations on the/ part of Mrs Rowland's married daughters, who reside/ elsewhere. <text:s/>Oh! how soothing that ministration from/ woman's hand, when the heart aches and the feelings/ are violently strained! <text:s/>We men, may profound-/-ly realize what nature and religion demand of us/ as sons and <text:span text:style-name="T1">daughters</text:span> grand-sons; but it is the gentle/ thought which foresees wishes and gratifies them;/ the tender care which assuages pain, and which/ females can best bestow, that prove invaluable and/ delightful on the day of sorrow. <text:s/>Those sweet of-/-fices will be experienced by the venerable widow./ <text:s/>The past is a guarantee for the future. <text:s/>The devoted/ attention of her Fanny's loving daughters, will/ procure the physical and mental relief that she/ needs, and prolong her existence. <text:s/>For the heavenly/ boon of further life to my aged friend, I pray, be-/-cause in the lengthening of her existence, is involved/ also the welfare of relatives to whom she has been/ a fortress and a tower of protection from their infancy/</text:p>
      <text:p text:style-name="P6"/>
      <text:p text:style-name="P6">[Page 4]</text:p>
      <text:p text:style-name="P6">to their manhood and womanhood. <text:s/>May/ she whose generous impulses were practically evinced/ at home and abroad, be rewarded even while she/ is permitted to tread the earth. <text:s/>May the realiza-/-tion of that recompense, lessen the grief which/ the departure of her husband must have occasioned./ <text:s/>And on behalf of our deceased brother, let us make/ supplications "unto our God who abundantly pardons."/ <text:s/>If the sins of omission should accuse, may the/ performance of marital virtues defend. <text:s/>May the will-/-ingness shown by Paltiel S. Rowland to allow his/ wife's kindly nature full scope in her domestic/ and social relations, be accounted to him as merit./ <text:s/>May his <text:span text:style-name="T1">consent to</text:span> ready acquiescence in her deeds of goodness, win for his spi-/-rit Divine forgiveness. <text:s/>God grant that in/our brother, whose mortal remains we are about/ to consign to their final home, may be fulfilled/ the sentence<text:span text:style-name="T1">s</text:span> of the <text:span text:style-name="T1">book of Job. <text:s/>"He has redeemed</text:span> Psalmist "Surely God will redeem my/ <text:span text:style-name="T1">his soul from passing through destruction, and his li-</text:span> soul from the pit, when He fetches me to Himself" and also the sentence/ <text:span text:style-name="T1">-ving spirit will look upon light..."</text:span> of the book of Job. <text:s/>Thus was his/ soul restored from perdition, to shine with the brightness/</text:p>
      <text:p text:style-name="P6"/>
      <text:p text:style-name="P6">[Page 5]</text:p>
      <text:p text:style-name="P6">of an eternal life." <text:s/>May the Lord/ grant this our petition, and may all who/ lament because of bereavements, win by right-/-eousness the compensation that Jeremiah promised/ the faithful in the name of his Master <text:span text:style-name="T1">"</text:span> viz;/ "I will turn their mourning into joy and/ comfort them, and gladden them out of their/ sorrow. <text:s/>So may it be.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6T15:49:15.32</meta:creation-date>
    <dc:date>2012-10-17T11:54:55.17</dc:date>
    <dc:creator>Penn Libraries</dc:creator>
    <meta:editing-duration>PT00H34M4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964" meta:character-count="6213"/>
  </office:meta>
</office:document-meta>
</file>